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Endnote">
      <style:text-properties fo:language="pl" fo:country="PL"/>
    </style:style>
    <style:style style:name="P7" style:family="paragraph" style:parent-style-name="Text_20_body">
      <style:text-properties fo:language="pl" fo:country="PL"/>
    </style:style>
    <style:style style:name="P8" style:family="paragraph" style:parent-style-name="Text_20_body">
      <style:paragraph-properties fo:text-align="center" style:justify-single-word="false"/>
      <style:text-properties fo:language="pl" fo:country="PL"/>
    </style:style>
    <style:style style:name="P9" style:family="paragraph" style:parent-style-name="Text_20_body">
      <style:text-properties fo:language="pl" fo:country="PL" fo:background-color="#ffff00"/>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Überschrift_20_2">
      <style:text-properties fo:language="pl" fo:country="PL"/>
    </style:style>
    <style:style style:name="P12" style:family="paragraph" style:parent-style-name="Überschrift_20_2">
      <style:text-properties style:font-name="Calibri" fo:language="pl" fo:country="PL"/>
    </style:style>
    <style:style style:name="P13" style:family="paragraph" style:parent-style-name="Text_20_body">
      <style:text-properties fo:language="pl" fo:country="PL"/>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
    </style:style>
    <style:style style:name="T7" style:family="text">
      <style:text-properties style:font-name="Calibri" fo:language="pl" fo:country="PL" fo:background-color="transparent"/>
    </style:style>
    <style:style style:name="T8" style:family="text">
      <style:text-properties style:font-name="Calibri1"/>
    </style:style>
    <style:style style:name="T9" style:family="text">
      <style:text-properties style:font-name="Calibri1" fo:language="pl" fo:country="P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7"/>
      <text:p text:style-name="P7">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6">Tak po kampanii 1672 roku Tatarzy i Turcy nazywali Jana Sobieskiego.</text:p></text:note-body></text:note></text:span></text:span><text:span text:style-name="T2">.</text:span></text:p>
      <text:p text:style-name="P7">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7">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7">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7">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7">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7">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7">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7"><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7">I wówczas wyruszyli.</text:p>
      <text:p text:style-name="P7">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6">Do dzisiaj niewielu o tym filozofowało. Historycznie,</text:p></text:note-body></text:note></text:span></text:span><text:span text:style-name="T2">. <text:s/>Zrobił jednak to, co też i tysiące innych chłopów ze zrujnowanych wsi, dał się zwerbować.</text:span></text:p>
      <text:p text:style-name="P7">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 ale i chwałę i przygody, a czasem łup.</text:p>
      <text:p text:style-name="P7">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7">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7"/>
      <text:h text:style-name="P11" text:outline-level="2">Rozdział II</text:h>
      <text:p text:style-name="P7">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7">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7">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7">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7">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7">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7"><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7">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7">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7">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
      <text:p text:style-name="P8">* <text:s/>* <text:s/>*</text:p>
      <text:p text:style-name="P7"/>
      <text:p text:style-name="P7">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7">Pojechał zatem de Gourdant do Rouen.</text:p>
      <text:p text:style-name="P7"><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7">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8"/>
      <text:p text:style-name="P8">* <text:s/>* <text:s/>*</text:p>
      <text:p text:style-name="P7">"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7"/>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7">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7">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6">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7">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7">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6">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6">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7">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7">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7"><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7"><text:s/></text:p>
      <text:h text:style-name="P12" text:outline-level="2">Rozdział III</text:h>
      <text:p text:style-name="P7">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7">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7">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9"><text:soft-page-break/>Tu będzie tyrada na temat zalet utraty niepodległości na rzecz imperium.</text:p>
      <text:p text:style-name="P7">Wstał teraz wojewoda trocki, Marcjan Ogiński, posesjonat możny i daleki hetmana Paca krewny.</text:p>
      <text:p text:style-name="P7">-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7">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7">Tu przerwał i spojrzał w twarze zgromadzonego narodu szlacheckiego. Wąsate oblicza Sarmatów z pewnym niezrozumieniem wpatrywały się w perorującego hetmana.</text:p>
      <text:p text:style-name="P7">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7">I tak Sapiehowie opuścili obrady konfederacji litewskiej w Widzach. Generał Gosiewski, widząc to, spytał hetmana Paca głosem przyciszonym:</text:p>
      <text:p text:style-name="P3">- Przejdą do Sobieskiego. Nie powstrzymamy ich?</text:p>
      <text:p text:style-name="P7">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Już większym mirem u szlachty litewskiej cieszył się Benedykt Sapieha, a to z racji zasług ojca</text:span><text:span text:style-name="Endnotenzeichen"><text:span text:style-name="T2"><text:note text:id="ftn6" text:note-class="endnote"><text:note-citation>6</text:note-citation><text:note-body><text:p text:style-name="P6">Paweł Jan Sapieha, zm. 1665, hetman wielki litewski, opisany w "Potopie" Sienkiewicza.</text:p></text:note-body></text:note></text:span></text:span><text:span text:style-name="T2"> 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7">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7">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7">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7"><text:soft-page-break/>Tego wieczora do obozu wmaszerowały wojska z Litwy przybyłe.</text:p>
      <text:p text:style-name="P7">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6">Relacja Erazma Otwinowskiego z 1699 roku</text:p></text:note-body></text:note></text:span></text:span><text:span text:style-name="T2">. Tydzień później nadciągnął pod Bar sam Sobieski, a i działa z Trembowli wreszcie dotarły.</text:span></text:p>
      <text:p text:style-name="P7">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7"/>
      <text:h text:style-name="P12" text:outline-level="2">Rozdział IV</text:h>
      <text:p text:style-name="P7">"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7">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text:soft-page-break/>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7">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7">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7">Tak oto, mimo pory zimowej, ponownie ruszyła machina bojowa wielkiego państwa tureckiego. Może jeszcze da się skłonić Lachów do pokoju takiego, który nie byłby dla sułtana uwłaczający.</text:p>
      <text:p text:style-name="P7">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oft-page-break/>Pomorzu - na Litwę odmaszerowało. Teraz dopiero razem z Litwinami prosto na Kamieniec maszerowali. Rozkazy królewskie ich przynaglały, bo król do rozstrzygnięcia kampanii dążył.</text:p>
      <text:p text:style-name="P7">"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7">Dlatego też 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text:span></text:span></text:p>
      <text:p text:style-name="P7">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7">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7">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6">ogrodzcy do wojny z Lachami si</text:span><text:span text:style-name="T5">ę</text:span><text:span text:style-name="T6"> nie kwapili, lecz jeszcze mniej mieli ochot</text:span><text:span text:style-name="T5">ę</text:span><text:span text:style-name="T6"> stawia</text:span><text:span text:style-name="T5">ć</text:span><text:span text:style-name="T6"> czo</text:span><text:span text:style-name="T5">ł</text:span><text:span text:style-name="T6">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7">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text:soft-page-break/>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7">Chorągiew pana Starczyńskiego szła przez opuszczoną wieś Rudą w kierunku Chocimia na czele kolumny pu<text:span text:style-name="T5">ł</text:span><text:span text:style-name="T6">kowej </text:span>pana Modrzewskiego. Jabłonowski już w nocy wysłał trzy pułki, Bogusza, <text:span text:style-name="T5">Łą</text:span><text:span text:style-name="T6">ckiego i Modrzewskiego w</text:span><text:span text:style-name="T5">ł</text:span><text:span text:style-name="T6">a</text:span><text:span text:style-name="T5">ś</text:span><text:span text:style-name="T6">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7">Drug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9">ł</text:span></text:span><text:span text:style-name="Absatz-Standardschriftart"><text:span text:style-name="T7">, a</text:span></text:span><text:span text:style-name="Absatz-Standardschriftart"><text:span text:style-name="T9">ż</text:span></text:span><text:span text:style-name="Absatz-Standardschriftart"><text:span text:style-name="T7"> mu pot zalewa</text:span></text:span><text:span text:style-name="Absatz-Standardschriftart"><text:span text:style-name="T9">ł</text:span></text:span><text:span text:style-name="Absatz-Standardschriftart"><text:span text:style-name="T7"> oczy. I to pomimo mro</text:span></text:span><text:span text:style-name="Absatz-Standardschriftart"><text:span text:style-name="T9">ź</text:span></text:span><text:span text:style-name="Absatz-Standardschriftart"><text:span text:style-name="T7">nego powietrza i </text:span></text:span><text:span text:style-name="Absatz-Standardschriftart"><text:span text:style-name="T9">ś</text:span></text:span><text:span text:style-name="Absatz-Standardschriftart"><text:span text:style-name="T7">niegu, zalegaj</text:span></text:span><text:span text:style-name="Absatz-Standardschriftart"><text:span text:style-name="T9">ą</text:span></text:span><text:span text:style-name="Absatz-Standardschriftart"><text:span text:style-name="T7">cego w ca</text:span></text:span><text:span text:style-name="Absatz-Standardschriftart"><text:span text:style-name="T9">ł</text:span></text:span><text:span text:style-name="Absatz-Standardschriftart"><text:span text:style-name="T7">ej dolinie Dniestru. Dobry mia</text:span></text:span><text:span text:style-name="Absatz-Standardschriftart"><text:span text:style-name="T9">ł</text:span></text:span><text:span text:style-name="Absatz-Standardschriftart"><text:span text:style-name="T7"> widok Peter na t</text:span></text:span><text:span text:style-name="Absatz-Standardschriftart"><text:span text:style-name="T9">ę</text:span></text:span><text:span text:style-name="Absatz-Standardschriftart"><text:span text:style-name="T7"> dolin</text:span></text:span><text:span text:style-name="Absatz-Standardschriftart"><text:span text:style-name="T9">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7">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text:soft-page-break/>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7">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P7">Pana Sieniawskiego <text:span text:style-name="T5">zdumienie</text:span><text:span text:style-name="T6"> ogarn</text:span><text:span text:style-name="T5">ęło</text:span><text:span text:style-name="T6"> na widok oddalaj</text:span><text:span text:style-name="T5">ą</text:span><text:span text:style-name="T6">cych si</text:span><text:span text:style-name="T5">ę</text:span><text:span text:style-name="T6"> w po</text:span><text:span text:style-name="T5">ś</text:span><text:span text:style-name="T6">cigu za Tatarami kawalerzyst</text:span><text:span text:style-name="T5">ó</text:span><text:span text:style-name="T6">w. Nie taki by</text:span><text:span text:style-name="T5">ł</text:span><text:span text:style-name="T6"> plan! Czy tego Jab</text:span><text:span text:style-name="T5">ł</text:span><text:span text:style-name="T6">onowskiego ponios</text:span><text:span text:style-name="T5">ł</text:span><text:span text:style-name="T6">o, czy sam szuka chwa</text:span><text:span text:style-name="T5">ł</text:span><text:span text:style-name="T6">y? Niepodobne to do niego, zwykle przecie</text:span><text:span text:style-name="T5">ż</text:span><text:span text:style-name="T6"> sw</text:span><text:span text:style-name="T5">ą</text:span><text:span text:style-name="T6"> </text:span><text:span text:style-name="T5">żą</text:span><text:span text:style-name="T6">dz</text:span><text:span text:style-name="T5">ę</text:span><text:span text:style-name="T6"> krwi wcale niesarmack</text:span><text:span text:style-name="T5">ą ostrożnością poskramiał. To teraz cała chwała na mnie, gdym tu sam ostał, spadnie.</text:span></text:p>
      <text:p text:style-name="P7"><text:span text:style-name="T5">I rzeczywi</text:span><text:span text:style-name="T5">ś</text:span><text:span text:style-name="T5">cie, ruch w obozie tureckim pod Chocimiem, obserwowany przez ca</text:span><text:span text:style-name="T5">ł</text:span><text:span text:style-name="T5">y poranek, wzm</text:span><text:span text:style-name="T5">ó</text:span><text:span text:style-name="T5">g</text:span><text:span text:style-name="T5">ł się teraz, i nim wczesny zimowy wieczór nastał, cała armia Kapłana Paszy ustawiła naprzeciw fortyfikacji polskich. Piechota i spieszona jazda polska, mimo niedokończonych fortyfikacji, pozycje sprawnie zajęła. Z tyłu stały nieliczne chorągwie jazdy, które Sieniawskiemu zostały. Rozkazy wykonywano sprawnie</text:span></text:p>
      <text:p text:style-name="P7">Białogrodzcy uciekają. Jednocześnie Sieniawski broni Żwańca, tam jest Peter. <text:s/>Pojawiają się Turcy pod Kapłanem Paszą</text:p>
      <text:p text:style-name="P7">Przyby<text:span text:style-name="T5">ł</text:span><text:span text:style-name="T6"> pose</text:span><text:span text:style-name="T5">ł</text:span><text:span text:style-name="T6"> od Ostrowskiego, mokry, „si</text:span><text:span text:style-name="T5">ł</text:span><text:span text:style-name="T6">a wielka na was idzie, dzi</text:span><text:span text:style-name="T5">ś</text:span><text:span text:style-name="T6"> u</text:span><text:span text:style-name="T5">ż</text:span><text:span text:style-name="T6">y</text:span><text:span text:style-name="T5">ł</text:span><text:span text:style-name="T6"> nie więcej ni</text:span><text:span text:style-name="T5">ż</text:span><text:span text:style-name="T6"> po</text:span><text:span text:style-name="T5">ł</text:span><text:span text:style-name="T6">owy piechoty.” „A armaty?” „Armat on nie ma, bo po</text:span><text:span text:style-name="T5">ś</text:span><text:span text:style-name="T6">piesznie wypraw</text:span><text:span text:style-name="T5">ę</text:span><text:span text:style-name="T6"> przygotowa</text:span><text:span text:style-name="T5">ł</text:span><text:span text:style-name="T6">, a te co wzi</text:span><text:span text:style-name="T5">ął</text:span><text:span text:style-name="T6">, to mu je rozwalili</text:span><text:span text:style-name="T5">ś</text:span><text:span text:style-name="T6">my”</text:span></text:p>
      <text:p text:style-name="P7">Przybycie odsieczy tureckiej</text:p>
      <text:p text:style-name="P7">Bitwa wielka</text:p>
      <text:p text:style-name="P7">Zawarcie rozejmu</text:p>
      <text:p text:style-name="P7">Gromienie Kozaków</text:p>
      <text:p text:style-name="P7"/>
      <text:p text:style-name="P7"/>
      <text:p text:style-name="P7"/>
      <text:p text:style-name="P4"/>
      <text:p text:style-name="P3"/>
      <text:p text:style-name="P3"/>
      <text:p text:style-name="P3"><text:s/></text:p>
      <text:p text:style-name="P1">Po zakonczeniu wojny z Turcja:</text:p>
      <text:p text:style-name="P1"/>
      <text:p text:style-name="P1"><text:soft-page-break/>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12T20:41:14.31</dc:date>
    <meta:editing-cycles>906</meta:editing-cycles>
    <meta:editing-duration>PT2H21M49S</meta:editing-duration>
    <meta:document-statistic meta:table-count="0" meta:image-count="0" meta:object-count="0" meta:page-count="20" meta:paragraph-count="171" meta:word-count="9751" meta:character-count="6586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